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529cm" fo:min-width="10.675cm"/>
    </style:style>
    <style:style style:name="gr2" style:family="graphic" style:parent-style-name="standard">
      <style:graphic-properties draw:stroke="none" svg:stroke-color="#000000" draw:fill="none" draw:fill-color="#ffffff" fo:min-height="2.578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07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2.529cm" fo:min-width="5.93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5cm" svg:height="2.779cm" svg:x="1.565cm" svg:y="2.24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683cm" svg:height="2.828cm" svg:x="1.53cm" svg:y="2.503cm">
          <draw:text-box>
            <text:p text:style-name="P2"><text:span text:style-name="T1">a :=</text:span></text:p>
            <text:p text:style-name="P2"><text:span text:style-name="T1">b :=</text:span></text:p>
            <text:p text:style-name="P2"><text:span text:style-name="T1">make_connector :=</text:span></text:p>
            <text:p text:style-name="P2"><text:span text:style-name="T1">inform_about_value := </text:span></text:p>
            <text:p text:style-name="P2"><text:span text:style-name="T1"/></text:p>
          </draw:text-box>
        </draw:frame>
        <draw:line draw:style-name="gr3" draw:text-style-name="P4" draw:layer="layout" svg:x1="4.833cm" svg:y1="6.567cm" svg:x2="4.833cm" svg:y2="5.076cm">
          <text:p/>
        </draw:line>
        <draw:frame draw:style-name="gr4" draw:text-style-name="P3" draw:layer="layout" svg:width="4.748cm" svg:height="0.857cm" svg:x="1.332cm" svg:y="1.413cm">
          <draw:text-box>
            <text:p text:style-name="P2"><text:span text:style-name="T1">Program environment</text:span></text:p>
          </draw:text-box>
        </draw:frame>
        <draw:line draw:style-name="gr3" draw:text-style-name="P4" draw:layer="layout" svg:x1="7.35cm" svg:y1="2.27cm" svg:x2="7.35cm" svg:y2="1.417cm">
          <text:p/>
        </draw:line>
        <draw:custom-shape draw:style-name="gr5" draw:text-style-name="P1" draw:layer="layout" svg:width="6.435cm" svg:height="2.779cm" svg:x="1.55cm" svg:y="6.5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683cm" svg:height="2.828cm" svg:x="1.515cm" svg:y="6.77cm">
          <draw:text-box>
            <text:p text:style-name="P2"><text:span text:style-name="T1">set_my_value :=</text:span></text:p>
            <text:p text:style-name="P2"><text:span text:style-name="T1">forget_my_value :=</text:span></text:p>
            <text:p text:style-name="P2"><text:span text:style-name="T1">connect :=</text:span></text:p>
            <text:p text:style-name="P2"><text:span text:style-name="T1">me :=</text:span></text:p>
            <text:p text:style-name="P2"><text:span text:style-name="T1"/></text:p>
          </draw:text-box>
        </draw:frame>
        <draw:line draw:style-name="gr3" draw:text-style-name="P4" draw:layer="layout" svg:x1="4.834cm" svg:y1="10.846cm" svg:x2="4.834cm" svg:y2="9.355cm">
          <text:p/>
        </draw:line>
        <draw:custom-shape draw:style-name="gr5" draw:text-style-name="P1" draw:layer="layout" svg:width="6.435cm" svg:height="2.779cm" svg:x="1.551cm" svg:y="10.79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683cm" svg:height="2.828cm" svg:x="1.516cm" svg:y="11.049cm">
          <draw:text-box>
            <text:p text:style-name="P2"><text:span text:style-name="T1">value = false</text:span></text:p>
            <text:p text:style-name="P2"><text:span text:style-name="T1">informant = false</text:span></text:p>
            <text:p text:style-name="P2"><text:span text:style-name="T1">constraints = null</text:span></text:p>
            <text:p text:style-name="P2"><text:span text:style-name="T1"/></text:p>
          </draw:text-box>
        </draw:frame>
        <draw:line draw:style-name="gr3" draw:text-style-name="P4" draw:layer="layout" svg:x1="4.835cm" svg:y1="15.114cm" svg:x2="4.835cm" svg:y2="13.623cm">
          <text:p/>
        </draw:line>
        <draw:custom-shape draw:style-name="gr5" draw:text-style-name="P1" draw:layer="layout" svg:width="6.435cm" svg:height="2.779cm" svg:x="1.552cm" svg:y="15.0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683cm" svg:height="2.828cm" svg:x="1.517cm" svg:y="15.317cm">
          <draw:text-box>
            <text:p text:style-name="P2"><text:span text:style-name="T1">newval = 10</text:span></text:p>
            <text:p text:style-name="P2"><text:span text:style-name="T1">setter = “user”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21:44:47.839449649</meta:creation-date>
    <dc:date>2023-01-15T21:54:14.636915091</dc:date>
    <meta:editing-duration>PT9M27S</meta:editing-duration>
    <meta:editing-cycles>1</meta:editing-cycles>
    <meta:document-statistic meta:object-count="13"/>
    <meta:generator>LibreOffice/7.0.4.2$Linux_X86_64 LibreOffice_project/00$Build-2</meta:generator>
  </office:meta>
</office:document-meta>
</file>